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3.875cm"/>
    </style:style>
    <style:style style:name="co3" style:family="table-column">
      <style:table-column-properties fo:break-before="auto" style:column-width="14.907cm"/>
    </style:style>
    <style:style style:name="co4" style:family="table-column">
      <style:table-column-properties fo:break-before="auto" style:column-width="2.889cm"/>
    </style:style>
    <style:style style:name="co5" style:family="table-column">
      <style:table-column-properties fo:break-before="auto" style:column-width="11.552cm"/>
    </style:style>
    <style:style style:name="co6" style:family="table-column">
      <style:table-column-properties fo:break-before="auto" style:column-width="15.753cm"/>
    </style:style>
    <style:style style:name="co7" style:family="table-column">
      <style:table-column-properties fo:break-before="auto" style:column-width="8.013cm"/>
    </style:style>
    <style:style style:name="co9" style:family="table-column">
      <style:table-column-properties fo:break-before="auto" style:column-width="2.258cm"/>
    </style:style>
    <style:style style:name="ro6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style:style style:name="ta4" style:family="table" style:master-page-name="TAB_5f_Foglio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2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oglio1" table:style-name="ta4" table:print-ranges="Foglio1.A1:Foglio1.D1048468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1"/>
        <table:table-column table:style-name="co6" table:default-cell-style-name="ce2"/>
        <table:table-column table:style-name="co7" table:default-cell-style-name="ce2"/>
        <table:table-column table:style-name="co9" table:number-columns-repeated="1016" table:default-cell-style-name="ce2"/>
        <table:table-row table:style-name="ro2">
          <table:table-cell table:style-name="ce1" office:value-type="string" calcext:value-type="string">
            <text:p>ABISATI ALBER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4529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BM SISTEMI (COMPU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77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DRIA FRUT</text:p>
          </table:table-cell>
          <table:table-cell table:style-name="ce1" office:value-type="string" calcext:value-type="string">
            <text:p>MERCAT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ANDI MASSIMO</text:p>
          </table:table-cell>
          <table:table-cell table:style-name="ce1" office:value-type="string" calcext:value-type="string">
            <text:p>CETRIOLI ZUCCHINE FAGIOLINI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829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BANCA DATI (X VARIAZI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1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DOTT.CONT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77732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RO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231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IMMOBILIARE GRIMALDI (ISOLA D/SCALA)</text:p>
          </table:table-cell>
          <table:table-cell table:style-name="ce1" office:value-type="string" calcext:value-type="string">
            <text:p>LORENZO PADOVANI (PER CASA FOGG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806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55353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1-518773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0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35331</text:p>
          </table:table-cell>
          <table:table-cell table:style-name="ce1" table:number-columns-repeated="2"/>
          <table:table-cell table:style-name="ce14" table:number-columns-repeated="5"/>
          <table:table-cell table:style-name="ce1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958334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8381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VERDE (RICAMBI TRATTORI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6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BERTO CANOVA (EX UNIFACTOR ORA GENERALI 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9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D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2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SALERNO X FINOCCH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UFF.BARBARA O DOMENI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4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ONSO PEPE (NAP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166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ITRANSPORT</text:p>
          </table:table-cell>
          <table:table-cell table:style-name="ce1" office:value-type="string" calcext:value-type="string">
            <text:p>AG.TRASP.ARCHIME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77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1236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3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3493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A 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49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AMBROSI (CASALEONE)</text:p>
          </table:table-cell>
          <table:table-cell office:value-type="string" calcext:value-type="string">
            <text:p>padre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8-32003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BROSI (CASALEONE)</text:p>
          </table:table-cell>
          <table:table-cell office:value-type="string" calcext:value-type="string">
            <text:p>figli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28981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42-3326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42-33267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53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1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333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933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35-725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4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27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IOLO GINO</text:p>
          </table:table-cell>
          <table:table-cell table:style-name="ce1" office:value-type="string" calcext:value-type="string">
            <text:p>PER CETRI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640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26769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863823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159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95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GIANLUCA (LO Z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08501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74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NAPA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779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LINI TRASPORTI E SPEDIZIONI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701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NACCI VINCENZO (APRICE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48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21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2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9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931-7222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722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2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84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TT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25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PAV</text:p>
          </table:table-cell>
          <table:table-cell table:style-name="ce1" office:value-type="string" calcext:value-type="string">
            <text:p>SIG.PEGORARO (PER ANALISI TERRE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6365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 office:value-type="string" calcext:value-type="string">
            <text:p>GARI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4656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20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 –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017608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9901346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PARAGO D'ORO (COOP.ARCORE)</text:p>
          </table:table-cell>
          <table:table-cell table:style-name="ce1" office:value-type="string" calcext:value-type="string">
            <text:p>PIERO (PER RADICCHIO VERO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55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9615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9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LLULARE REPERIBILE SIG.RIGO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431540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1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16118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39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 TECNICO PC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04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29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3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3-5655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5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I (NOG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843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5943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BOVOLON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2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 office:value-type="string" calcext:value-type="string">
            <text:p>RENATO 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53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 / 2 / 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384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GIANELLI (BAR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125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7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001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213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REANI D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818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CARABELLO ANDRIA</text:p>
          </table:table-cell>
          <table:table-cell table:style-name="ce1" office:value-type="string" calcext:value-type="string">
            <text:p>(PER FARETR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65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SIG.MONAC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29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AVEZ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ORGE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ZETA DI ZANDA</text:p>
          </table:table-cell>
          <table:table-cell table:style-name="ce1" office:value-type="string" calcext:value-type="string">
            <text:p>CENTRO REVIS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ESAN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53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MICHELE CAMP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47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SANSEG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090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04003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04003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segreteria.civile@lpn3.it" xlink:type="simple">segreteria.civile@lpn3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FRANCESCO SANSEGOLO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vv.sansegolo@lpn3.it" xlink:type="simple">avv.sansegolo@lpn3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ELENA PUSCEDDU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vv.pusceddu@lpn3.it" xlink:type="simple">avv.pusceddu@lpn3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GIOVANNA BIANCH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vv.bianchi@lpn3.it" xlink:type="simple">avv.bianchi@lpn3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005223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1047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821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9273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STUDIO IS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UFICI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3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L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SARTO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117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SARTO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9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SARTOR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1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ALESSANDRO AMBROSO (CAPOARE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7733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DIRETTORE: EDOARDO DELL'O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106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PERINI 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760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PERINI GIUSEPP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32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PERINI GIUSEPPE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GIUSEPPE.PERINI@POPVI.IT" xlink:type="simple">GIUSEPPE.PERINI@POPV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</text:p>
          </table:table-cell>
          <table:table-cell table:style-name="ce1" office:value-type="string" calcext:value-type="string">
            <text:p>DIRETTORE MARCO MALGHER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982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FERRARINI 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8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5-24331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LEGNAG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73837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AGENTE: ANDREA CESARACCI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44212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ANCALI USATI</text:p>
          </table:table-cell>
          <table:table-cell table:style-name="ce1" office:value-type="string" calcext:value-type="string">
            <text:p>SOLO PALLET – BERG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8804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48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Default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1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 office:value-type="string" calcext:value-type="string">
            <text:p>RAPPRESENTANTE COMMERCI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10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68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58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(ANTONIO) (SEMINA 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5869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0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 MOGLIE LAU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1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FIGLIO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2678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2248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SERRA –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4166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ZZA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ZZA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97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7099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VENDITORE OSCAR 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89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03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MAGDA PER PAGAMENTI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2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(AUTOCEN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24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ORTO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648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17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 office:value-type="string" calcext:value-type="string">
            <text:p>NIPOTE 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765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3-719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6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216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7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FATT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45978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ENINCASA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96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179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370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LUCA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863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MARCO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6541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TO GIULIO</text:p>
          </table:table-cell>
          <table:table-cell table:style-name="ce1" office:value-type="string" calcext:value-type="string">
            <text:p>(DATO SETTEMBRE 2012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348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885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95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06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43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81593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884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699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ELV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9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OFIORE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42849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RAPP.TE LUCA RAU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67031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270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B@COOPBILANCIAI.IT" xlink:type="simple">CB@COOPBILANCIA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DIRETTO (ULTIMO VALID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8936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526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LUCI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48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30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538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727909</text:p>
          </table:table-cell>
          <table:table-cell table:style-name="ce1"/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7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LUCI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2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212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HIMICA SIRAC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1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9-46481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FIGLIO EMANU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28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 office:value-type="string" calcext:value-type="string">
            <text:p>AUTISTA 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50006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844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001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LO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339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MIRK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143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TARCI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2893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XIO CLAUDIO</text:p>
          </table:table-cell>
          <table:table-cell table:style-name="ce1" office:value-type="string" calcext:value-type="string">
            <text:p>PER CONFEZIONI NATALIZI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4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CAMIKA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5612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15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BARCAR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058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446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CARLO CHIAMARE PER VI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11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61-966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0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 CHIAMRE PER VIAGG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503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ARIN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1173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5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5543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aenazzo.bocca@yahoo.it" xlink:type="simple">caenazzo.bocca@yaho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DIN GIUSEPPE</text:p>
          </table:table-cell>
          <table:table-cell table:style-name="ce1" office:value-type="string" calcext:value-type="string">
            <text:p>LUI ACQUISTA MOTORI CELLE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45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20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GIANNINA (M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8176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NICOL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438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5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ARD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316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GIAMBAT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5184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BONINSEGNA MARC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59711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ERM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6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36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IN (SPAZZATRICE 6400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65505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OSCOLO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192</text:p>
          </table:table-cell>
          <table:table-cell table:style-name="ce1"/>
          <table:table-cell table:style-name="ce1" office:value-type="string" calcext:value-type="string">
            <text:p>SPAZZATRIC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OTTONI (SCOPE BLU USO ALIMENT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02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 office:value-type="string" calcext:value-type="string">
            <text:p>PAOLO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762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26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GANTINI (VR)</text:p>
          </table:table-cell>
          <table:table-cell table:style-name="ce1" office:value-type="string" calcext:value-type="string">
            <text:p>PER CELLE FRIGORIFE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5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6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ONE PRODUTTORE</text:p>
          </table:table-cell>
          <table:table-cell table:style-name="ce1" office:value-type="string" calcext:value-type="string">
            <text:p>INS. RAD. PDZ LUGLIO -&gt; OTTOB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9686554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306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740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office:value-type="string" calcext:value-type="string">
            <text:p>FRANCESCO – PADRE (PARL.CON LUI PER PAGAMENTI)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9-892343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table:style-name="ce1" office:value-type="string" calcext:value-type="string">
            <text:p>GIORGIO – FIG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4-7717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OGATTO (WIT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0755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M DEBOR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465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ARM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ORN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7330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391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ANFRAN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869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MM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83062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63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895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TIZ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459045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UNELLI AGENZIA PRATICHE AUTOVEIC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</text:p>
          </table:table-cell>
          <table:table-cell table:style-name="ce1" office:value-type="string" calcext:value-type="string">
            <text:p>FIGLIO CI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47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 office:value-type="string" calcext:value-type="string">
            <text:p>PADRE 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384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49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brunoelio.com" xlink:type="simple">info@brunoeli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694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620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AUTISTA 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23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LEONAR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35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508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644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5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892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6752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 office:value-type="string" calcext:value-type="string">
            <text:p>MANUE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432642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90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7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BROND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CONCH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584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OR.MA SOC. COOP. A R.L.</text:p>
          </table:table-cell>
          <table:table-cell table:style-name="ce1" office:value-type="string" calcext:value-type="string">
            <text:p>CELLE FRIGO x 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7573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</text:p>
          </table:table-cell>
          <table:table-cell table:style-name="ce1" office:value-type="string" calcext:value-type="string">
            <text:p>UFFICIO: FRANCES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75744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(ORTICOLA MARCHIGIA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676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SOCI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0483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919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UFFICIO PER PAGAMENTI: M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982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GNETTI (PER PEDANE LEG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6226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FAX PER RINNOVO ATP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4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DIRETTO OFFIC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4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SIL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0646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15645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IARI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 office:value-type="string" calcext:value-type="string">
            <text:p>VENDITORE SIG.PERON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54383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1931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19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48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TITOLARE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5953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PER CARTA POLITENATA O CELOFA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9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SOLEFRUTTA – KAT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BISE TRASAC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68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1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1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GERM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6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ASSO (CABRINO 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7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61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327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7198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643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3402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0-282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82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UCCI LAURO (AZ.AGR.)</text:p>
          </table:table-cell>
          <table:table-cell table:style-name="ce1" office:value-type="string" calcext:value-type="string">
            <text:p>INSALATA MARCH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75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GIORGIO (VILLAFRANC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28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SALIZZO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8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MELA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561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ROZZIERE QUAGLIATO BENI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347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 office:value-type="string" calcext:value-type="string">
            <text:p>SILVESTRIN S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8708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2-690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690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268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027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186388</text:p>
          </table:table-cell>
          <table:table-cell table:style-name="ce1"/>
          <table:table-cell table:style-name="ce1" office:value-type="string" calcext:value-type="string">
            <text:p>CARROZZI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26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CONE</text:p>
          </table:table-cell>
          <table:table-cell table:style-name="ce1" office:value-type="string" calcext:value-type="string">
            <text:p>RAGUSA – SICIL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207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(<text:a xlink:href="mailto:DARIO.ANSELMI@INTESASANPAOLO.COM" xlink:type="simple">DARIO.ANSELMI@INTESASANPAOLO.COM</text:a>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86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81536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035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7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RCO.PACCHIANI@CRVENETO.IT" xlink:type="simple">MARCO.PACCHIANI@CRVENET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marco.pacchiani@crveneto.it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IGNORA GIRARD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88</text:p>
          </table:table-cell>
          <table:table-cell table:style-name="ce1" office:value-type="string" calcext:value-type="string">
            <text:p>BANCH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326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44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992355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322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5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23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UCCHILI STEFANO</text:p>
          </table:table-cell>
          <table:table-cell table:style-name="ce1" office:value-type="string" calcext:value-type="string">
            <text:p>PRODUTTORE VILLA FONT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30046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FEDERICO CHIAV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009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MAURO RUD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230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ROMEO LORE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8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070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415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LOGISTICA MORENO ZI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CENTRO DEL PNEUMATICO COLTR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31-344709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0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NOG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0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1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62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802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FIORENZO LUCCH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60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FIORENZO LUCCHI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IORENZO.LUCCHI@CEREABANCA1897.IT" xlink:type="simple">FIORENZO.LUCCHI@CEREABANCA1897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02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MASSIMO DE CARLI 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CCH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99717</text:p>
          </table:table-cell>
          <table:table-cell table:style-name="ce1"/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 office:value-type="string" calcext:value-type="string">
            <text:p>DOTTOR NIC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111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3-7150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3-7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GERRY RAGIONIE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567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9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410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CHIARAVALLE ANGELO</text:p>
          </table:table-cell>
          <table:table-cell office:value-type="string" calcext:value-type="string">
            <text:p>MAGAZZINO (SIG.GERRY)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863-401087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4270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7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1722074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767069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AVARELLA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4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24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1-5039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FABRIZIO GO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39839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22-97683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2-976761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60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960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414</text:p>
          </table:table-cell>
          <table:table-cell table:style-name="ce1"/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RELLI MICHELE (ZUCCHE) BORGOFORTE (M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842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T CENTRO IMBALLAGGIO TECNIC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636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 office:value-type="string" calcext:value-type="string">
            <text:p>GUGLIELMO B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35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65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ESSIDRA RISTOR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7370170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RIG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9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SEVE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489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830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DANILO E GRA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66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658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966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54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543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54636-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91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650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95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80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0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INATO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412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965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451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 office:value-type="string" calcext:value-type="string">
            <text:p>VIC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5556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4-582357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4-582350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005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 office:value-type="string" calcext:value-type="string">
            <text:p>GIAMPAOLO AVANZ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08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83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ORZIO PICCOLI FRUTTI</text:p>
          </table:table-cell>
          <table:table-cell table:style-name="ce1" office:value-type="string" calcext:value-type="string">
            <text:p>MAGAZZINIERE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3717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 office:value-type="string" calcext:value-type="string">
            <text:p>LUCA AMBROSET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1847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1946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SALVAT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ROBERTO PER BANCALI E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2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SERGIO (MASSALONG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078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1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IL MELONE (ERBE' BISS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 office:value-type="string" calcext:value-type="string">
            <text:p>GIOVANNI GRIMA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2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0366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ORTICOLA DI CONTRADA BAGNI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17420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FACCHINI (VERONA)</text:p>
          </table:table-cell>
          <table:table-cell table:style-name="ce1" office:value-type="string" calcext:value-type="string">
            <text:p>PIATTAFORMA LOGISTIC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531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350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1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418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OLGA (CONTABILITA'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825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TITOLARE: UL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709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ABITAZION ELI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-458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6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914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 office:value-type="string" calcext:value-type="string">
            <text:p>ULTIMO 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578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8106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890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82-554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30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TRASPORTI (TRASP.ESTER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173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60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3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MASSIMO MARIOTTO (FIGLIO) (EX PECAN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6062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ANTONIO MARIOTTO (PADR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6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6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8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MARCO (CHIAMARE LUI PER CARICHI IN MAGAZZIN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69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3264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621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75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MART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629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968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UCCHI ALFRE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87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.TA. VISION SNC</text:p>
          </table:table-cell>
          <table:table-cell table:style-name="ce1" office:value-type="string" calcext:value-type="string">
            <text:p>REPERIBILE 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1379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.TA. VISION SNC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5539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25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43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953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3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39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94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95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GIU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9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8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9014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37</text:p>
          </table:table-cell>
          <table:table-cell table:style-name="ce1" office:value-type="string" calcext:value-type="string">
            <text:p>POSEGGIO PADOV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ORL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10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75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L'OCA (ERBE')</text:p>
          </table:table-cell>
          <table:table-cell table:style-name="ce1" office:value-type="string" calcext:value-type="string">
            <text:p>BASILICO IN VAS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68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 FRUTTA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832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I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96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RIO ALFON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3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GALIMBERTI FERDIN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1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UR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863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VIDE OLIVET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912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MELONI –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573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643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UFFICIO XPAG:FRANCESCO XRICAVI:ROBER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2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ANDREA FIG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8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CARLO (ZIO O 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1214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867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IORIS MA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074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98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VINCENZ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00147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0014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RAIZZAZIONE 3D SERV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697</text:p>
          </table:table-cell>
          <table:table-cell table:style-name="ce1" office:value-type="string" calcext:value-type="string">
            <text:p>DERATTIZZAZION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6369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MARIA PIERLUIGI</text:p>
          </table:table-cell>
          <table:table-cell table:style-name="ce1" office:value-type="string" calcext:value-type="string">
            <text:p>NOTAIO NOGAR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11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179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7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25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65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ROCC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3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17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1202130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7514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SCONZ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73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LINO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2639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PRI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3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SECOND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058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34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 office:value-type="string" calcext:value-type="string">
            <text:p>(CICCION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94425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126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CTRONIC SERVICE ITALIA</text:p>
          </table:table-cell>
          <table:table-cell table:style-name="ce1" office:value-type="string" calcext:value-type="string">
            <text:p>PER STAMPANTE Z4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TTRAUTO LANZ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11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213879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2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9556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03398</text:p>
          </table:table-cell>
          <table:table-cell table:style-name="ce1"/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119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DI LEGNAG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1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 office:value-type="string" calcext:value-type="string">
            <text:p>SIG.PARISATO 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538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1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RRANI (AGEN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90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373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ROM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1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APO SIG.PE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43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LO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59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GIO-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MAGAZZINO (X MELONI ELE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410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35428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CARGO (EX CARVIPER?) -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2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177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2-26949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ECNICO SIG.AD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53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OLARE ZIL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939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. FABRIZIO E BRIGN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47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VENDITORE LUC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36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 office:value-type="string" calcext:value-type="string">
            <text:p>ATTIL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819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749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73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5580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F.LLI BISCO SNC (X ZUCCHE)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12068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26-9938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26-43297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CORRA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6607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3318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9776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IERE 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9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CENTRAL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83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RICEVIMENTO MERCE LOGISTICA ORDIN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84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brunosrl.net" xlink:type="simple">info@brunosrl.ne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RO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8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NDREA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2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ROBERTO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325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12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55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1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2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6490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15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DONATO (BS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SARTOR ANDREA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39218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RESP.QUALIT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FACCHININATURA.IT" xlink:type="simple">INFO@FACCHININATUR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GIAN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4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OLI V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GIONI (PEDANE LEGNO USAT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903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ALAVIGNA ARDUINO (MONTAL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2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363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OGLI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3682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FAX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5-7831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ZION VIA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3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446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A MARIO</text:p>
          </table:table-cell>
          <table:table-cell table:style-name="ce1" office:value-type="string" calcext:value-type="string">
            <text:p>META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491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E FRANCESCHETTI</text:p>
          </table:table-cell>
          <table:table-cell table:style-name="ce1" office:value-type="string" calcext:value-type="string">
            <text:p>SEDANO E SOTTACE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 office:value-type="string" calcext:value-type="string">
            <text:p>PER FAGIOLI BORLOTTI TACCOLE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995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51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4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LESSANDRA (FIGL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932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FABI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47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ROBERTO – VIGA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2087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MEZ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547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37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 office:value-type="string" calcext:value-type="string">
            <text:p>ZAFFAR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7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CARMINE – MU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192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77-24695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 (SIG.BERTONCIN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28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zusi@4company.it" xlink:type="simple">zusi@4company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MY SELECTION UG</text:p>
          </table:table-cell>
          <table:table-cell table:style-name="ce1" office:value-type="string" calcext:value-type="string">
            <text:p>SIG. PHILIP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71531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45048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24667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ORTOF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42-9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IGAR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18258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UTISTA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602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PAOLO (ORGANIZZA AUTIS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66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5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3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DAM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7140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ABITAZIONE GIUSEPP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09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6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SCHIMATTEO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96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89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 (PER TRATTORE)=&gt; VEDI SOFFIAT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RO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9581</text:p>
          </table:table-cell>
          <table:table-cell table:style-name="ce1" office:value-type="string" calcext:value-type="string">
            <text:p>MURA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ANCESCHETTI </text:p>
          </table:table-cell>
          <table:table-cell table:style-name="ce1" office:value-type="string" calcext:value-type="string">
            <text:p>MACCACARI - RAD.CHIOGG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6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 TRANS 2000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office:value-type="string" calcext:value-type="string">
            <text:p>TRASPORTI AVEZZ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4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TECNICO DI TURNO NEI FESTI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6590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UFFICIO X INTERVEN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5903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354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32-612281</text:p>
          </table:table-cell>
          <table:table-cell table:style-name="ce1"/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5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151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NICOLETTA DONA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 office:value-type="string" calcext:value-type="string">
            <text:p>LUB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64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 EXPORT</text:p>
          </table:table-cell>
          <table:table-cell table:style-name="ce1" office:value-type="string" calcext:value-type="string">
            <text:p>MERCATO VERONA – 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259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EXPOR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456</text:p>
          </table:table-cell>
          <table:table-cell table:style-name="ce1" office:value-type="string" calcext:value-type="string">
            <text:p>POSTEGGIO BOLOGN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8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 office:value-type="string" calcext:value-type="string">
            <text:p>ANGELO ROCCHI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6-41294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BOLOGNA</text:p>
          </table:table-cell>
          <table:table-cell table:style-name="ce1" office:value-type="string" calcext:value-type="string">
            <text:p>PAOLO BO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MILANO</text:p>
          </table:table-cell>
          <table:table-cell table:style-name="ce1" office:value-type="string" calcext:value-type="string">
            <text:p>MAURIZIO CASTELNOV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64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6-968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6-968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62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1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12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4229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GIAM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57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RIANI RODOLF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97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ETANO CARU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546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5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LETT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702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ARETTO MASSIMO (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09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IRASIO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7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8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DEN FRUTTA SRL (RENZ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0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197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26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58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640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68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PAOLO (CIPOLLIN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6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MIRK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50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5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122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09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ADOLFO GEM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72917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538709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8710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NERALI ASSICURAZIONI BOVOLONE</text:p>
          </table:table-cell>
          <table:table-cell table:style-name="ce1" office:value-type="string" calcext:value-type="string">
            <text:p>MICC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1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381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4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3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METRA FERDINANDO FOGG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428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(TREVISO 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034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DE VITO (SCAF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0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GATI TERE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2-2837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CLIENTE RADICCHIO: DAVID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4917377771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REBHORN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6701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SULSER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VEDI TRI FRUTTA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2297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IGATO ROBERTO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 office:value-type="string" calcext:value-type="string">
            <text:p>MENEGHELLO PER CARICO CAS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06053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5" office:value-type="string" calcext:value-type="string">
            <text:p>COOP.S.MASSIMO UFFICIO IMPIEGATA MENEGHEL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0132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195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574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7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64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VELLI (B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0-9311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MMARCO (PRIMIZIE DI OR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AB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727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3174</text:p>
          </table:table-cell>
          <table:table-cell table:style-name="ce1" office:value-type="string" calcext:value-type="string">
            <text:p>ACQUIST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032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NI 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77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395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85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5095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 office:value-type="string" calcext:value-type="string">
            <text:p>FIGLIA: VEDI AGRI Più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562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AGRIPIU.STUDIO@GMAIL.COM" xlink:type="simple">AGRIPIU.STUDIO@GMAIL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32578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PU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6-66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UP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IA DEI MAR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78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16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437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393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30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BBETTI (PER FUNGH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84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ZZI SIMO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ASSI FRANCESCO (MERCE LAVOR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89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VEDI TOSATTO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50186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50235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MAURO SAVOIA</text:p>
          </table:table-cell>
          <table:table-cell table:style-name="ce1" office:value-type="string" calcext:value-type="string">
            <text:p>RACCOLTA LEG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2315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1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440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00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 – PA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440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VERONA – GIORGIO X CONTAB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6919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ARNIERI TENDE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5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6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RA (MELONI VILIMPEN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175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9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47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80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-818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75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801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CAVOLO CAPUCCIO (CASTAGNAR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56182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72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2-7504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2-750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 office:value-type="string" calcext:value-type="string">
            <text:p>SIG.CAPATO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00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1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SIG.MORE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43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(IND.IN FATTURA... NON USARE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86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284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YPO ALPE ADRIA BANK</text:p>
          </table:table-cell>
          <table:table-cell table:style-name="ce1" office:value-type="string" calcext:value-type="string">
            <text:p>MAURIZIO FERRARI PER LEASING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4309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32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079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FUC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4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8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A S.N.C.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9-216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OPLASTIC (VANGELIS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2222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ABIOLA RISMENI (PER SIST FT E CASS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EDERICA PEDRON PER ORDINI BLOCC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PER ORD.IMBALL. SIG.RA MANUELA // WALTER TRIPO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28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INI IMBALLAGGIO (TRIPOD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5384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GIORGIO.BETELLA@IFCO.DE" xlink:type="simple">GIORGIO.BETELLA@IFCO.DE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PROB.PORTALE VIRGINIA 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 BETTOLINO SCARL</text:p>
          </table:table-cell>
          <table:table-cell table:style-name="ce1" office:value-type="string" calcext:value-type="string">
            <text:p>SIG.DICARRA GIANLUC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506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MAPAK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02044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 office:value-type="string" calcext:value-type="string">
            <text:p>AGENTE DAMI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9233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80085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383862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4968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PIANTO DI ALLARME-&gt; VEDI VSD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470269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NDIANO (PER CAMPI GIMM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58883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R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56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SOLA BLU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22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SOLA BLU</text:p>
          </table:table-cell>
          <table:table-cell table:style-name="ce1" office:value-type="string" calcext:value-type="string">
            <text:p>ACI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TALIA BELT</text:p>
          </table:table-cell>
          <table:table-cell table:style-name="ce1" office:value-type="string" calcext:value-type="string">
            <text:p>UFFICIO (SIG.LU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3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TALPRODUTTIVA</text:p>
          </table:table-cell>
          <table:table-cell table:style-name="ce1" office:value-type="string" calcext:value-type="string">
            <text:p>ANTONIO O LORE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49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VECO/BRENNERO (CAMION)</text:p>
          </table:table-cell>
          <table:table-cell table:style-name="ce1" office:value-type="string" calcext:value-type="string">
            <text:p>RAPPRESENTANTE GUERRA 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351304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4" office:value-type="string" calcext:value-type="string">
            <text:p>VENDITORE – SIG.AVOSSA RAFFAELE</text:p>
          </table:table-cell>
          <table:table-cell table:style-name="ce4" office:value-type="string" calcext:value-type="string">
            <text:p>CELL</text:p>
          </table:table-cell>
          <table:table-cell table:style-name="ce10" office:value-type="string" calcext:value-type="string">
            <text:p>335-4825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 – SIG.TARALL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859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OSEPH (DEL TRENTINO)</text:p>
          </table:table-cell>
          <table:table-cell table:style-name="ce1" office:value-type="string" calcext:value-type="string">
            <text:p>A COLTIVA ANCHE A TREVENZU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1695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9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13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romano13@hotmail.it" xlink:type="simple">romano13@hot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ECONOMICA1@LIBERO.IT" xlink:type="simple">AGRIECONOMICA1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37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0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CELL. 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81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345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SI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62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TREVIS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33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 office:value-type="string" calcext:value-type="string">
            <text:p>MASSIMO VOLA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82975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34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TITOLARE SIG.ANGE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6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58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UFFI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945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NICASRL@LUNICA.IT" xlink:type="simple">LUNICASRL@LUNI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517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6996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DAMIANO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451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PAOL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6996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1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524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SALV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369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AGRONOMO BERALDI SIM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92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UFFICIO (PER PAG.SIN.RA SILVI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8260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POLIGNANESE</text:p>
          </table:table-cell>
          <table:table-cell table:style-name="ce1" office:value-type="string" calcext:value-type="string">
            <text:p>LISC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5360008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A ROCCA SOC.COOP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63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CINTIL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ORGENTE (POSTEGGIO MILANO)</text:p>
          </table:table-cell>
          <table:table-cell table:style-name="ce1" office:value-type="string" calcext:value-type="string">
            <text:p>LUIGI (EX VENDITORE CONT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90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TORRE (AUTOTRASP. PER FABBRI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4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01131903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86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6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7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4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 office:value-type="string" calcext:value-type="string">
            <text:p>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RBI BADOU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217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VAGNI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484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FE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46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MA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6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SEDE TRIESTE PER PAG.SIG.CIN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36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1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204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ARD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034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SIG.SARTORETTI 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2140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00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10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<text:a xlink:href="mailto:LEONCINI@PSVSRL.COM" xlink:type="simple">LEONCINI@PSVSRL.COM</text:a>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02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400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36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460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CE</text:p>
          </table:table-cell>
          <table:table-cell table:style-name="ce1" office:value-type="string" calcext:value-type="string">
            <text:p>ANDREA CEOLET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690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489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ARIO ALB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9120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7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1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 ESTE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45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3305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90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3736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0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 office:value-type="string" calcext:value-type="string">
            <text:p>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48451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612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BATTISTI L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62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DOTT.S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233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6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A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31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O PATRIZ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7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8193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oraluca.srl@legalmail.it" xlink:type="simple">loraluca.srl@legal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calora@libero.it" xlink:type="simple">lucalora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</text:p>
          </table:table-cell>
          <table:table-cell table:style-name="ce1" office:value-type="string" calcext:value-type="string">
            <text:p>MACEROLA MARC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2666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25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01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1-9559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3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309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93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 office:value-type="string" calcext:value-type="string">
            <text:p>SUO COMMERCIALISTA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31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8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22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05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NER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16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OM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21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58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882248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GLI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326046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PA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47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35075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3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POTEGGIO PARM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1-992795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GGI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GNANI DANILO E EGIDIO OSTI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6-43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239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41-932604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932000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AGNIN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LAMAN COSTAN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87763</text:p>
          </table:table-cell>
          <table:table-cell table:style-name="ce1" office:value-type="string" calcext:value-type="string">
            <text:p>VENDI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3311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4421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S.A.S. DI MALINI MARIO</text:p>
          </table:table-cell>
          <table:table-cell table:style-name="ce1" office:value-type="string" calcext:value-type="string">
            <text:p>SOTTACETI VILLA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5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17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COLA.MANFRIN@ALICE.IT" xlink:type="simple">AGRICOLA.MANFRIN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3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50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201740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PIER GIORGIO</text:p>
          </table:table-cell>
          <table:table-cell table:style-name="ce1" office:value-type="string" calcext:value-type="string">
            <text:p>SALIZZOLE VALMORSELZ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09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ANESI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818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ANTONI F.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HIELLA 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90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 ROMEO</text:p>
          </table:table-cell>
          <table:table-cell table:style-name="ce1" office:value-type="string" calcext:value-type="string">
            <text:p>PER ROSSO VR A ROVEREDO DE GUA'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574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(COMPRA VERO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068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1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61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41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ELLA (SORELLA GIUSEPP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5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NO ALBERGO RIST.BUTTAPIET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OTTI CLAUDIO (DETTO MAG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103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COMPRATORE MARCO FERR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40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I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0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FERRARI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8012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MAGAZZINO SCARIC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79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. → MAGAZZ.ALESSIO</text:p>
          </table:table-cell>
          <table:table-cell table:style-name="ce1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9793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8894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7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8712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8711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77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5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083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76096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2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3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CCANICO TRATTORE (BORA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10897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4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922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O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8140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TALLI (RACCOLTA METALLI) IV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608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CHELETTI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0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MASSIMO PERUS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RICCARDO RENZI (RESP.PIATT. VR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345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3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515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6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CHIELLO POMPE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4625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2683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772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LA QUINTO (ASC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SO GIOV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97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ZZI ANGIOLINO (SCAVATOR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204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CRISTI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08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IDO E GABRIELE</text:p>
          </table:table-cell>
          <table:table-cell table:style-name="ce1" office:value-type="string" calcext:value-type="string">
            <text:p>PRODUTTORI BONFER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90016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8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38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01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NEW FRUIT (MERCATO VERONA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29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607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3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5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MIRELL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16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35-4112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GIUSEPPE PICA SOST.MI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0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066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DAN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146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89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1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RESOR (SOMMACAMPAG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53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68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82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75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63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 office:value-type="string" calcext:value-type="string">
            <text:p>PRONTISSIMA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64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9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GIOV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3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42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ANGELA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83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GIAN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39913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5-831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5-780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OSATO SABRI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3314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UNAR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698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(ALESSANDRO DALL'OR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073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CRISTIAN PER CONSEGNE E NUMERI AUT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18555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ZONA FO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18665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18424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RICHIEDERE FATTURE MONICA/LORED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(LA NATU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49509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E' (FABEN)</text:p>
          </table:table-cell>
          <table:table-cell table:style-name="ce1" office:value-type="string" calcext:value-type="string">
            <text:p>PER PAGAMENTI SIG.SILV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5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NOSTRA (ALFON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65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 office:value-type="string" calcext:value-type="string">
            <text:p>RESPONSABILE CARICO/SCARICO EMANU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2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39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7203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2736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6519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MERCATO (PER PAGAMENTI MANIL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500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MINATIVO</text:p>
          </table:table-cell>
          <table:table-cell table:style-name="ce1" office:value-type="string" calcext:value-type="string">
            <text:p>ABITAZ. / UFFICIO</text:p>
          </table:table-cell>
          <table:table-cell table:style-name="ce1" office:value-type="string" calcext:value-type="string">
            <text:p>TIPO</text:p>
          </table:table-cell>
          <table:table-cell table:style-name="ce7" office:value-type="string" calcext:value-type="string">
            <text:p>N° TELEFONICO</text:p>
          </table:table-cell>
          <table:table-cell table:style-name="ce1" office:value-type="string" calcext:value-type="string">
            <text:p>ANNOTAZIONI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5"/>
          <table:table-cell table:style-name="ce14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MARCO PERE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8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12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annafrutta.it" xlink:type="simple">info@annafrutt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O CAM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48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OIGNATANO PUGLI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17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33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3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39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73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LAND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50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ZANON MAURIZ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44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MERCATO VICENZ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64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8948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40315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72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0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8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7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ICOLA MARCHIGIANA=&gt; VEDI CACCHIARELL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DEI PANDA → VEDI BENETTI LUIG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</text:p>
          </table:table-cell>
          <table:table-cell table:style-name="ce1" office:value-type="string" calcext:value-type="string">
            <text:p>CRISTIANO DETRATTI X NUOVO MAG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9743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64627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GIAN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7550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3592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557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 office:value-type="string" calcext:value-type="string">
            <text:p>TITOLARE CAMI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746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45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3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STE.MI – BASSANI (LUSIA) [ANCHE RADICCHIANDO]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13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.STE.MI – BASSANI (LUSIA) [ANCHE RADICCHIANDO]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25-60754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.STE.MI – BASSANI (LUSIA) [ANCHE RADICCHIANDO]</text:p>
          </table:table-cell>
          <table:table-cell table:style-name="ce1" office:value-type="string" calcext:value-type="string">
            <text:p>BASSANI DICE DI PARLARE QUI PER I PAGAMEN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193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BELL</text:p>
          </table:table-cell>
          <table:table-cell table:style-name="ce1" office:value-type="string" calcext:value-type="string">
            <text:p>ANGELO NICCOLI RESP.CASSE SAN PAOLOD'ARGO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60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01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DIR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35-42524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725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(ASSIST.ACQUISTI) (M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2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PESCHIERA BORROMEO (MILAN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259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PIER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34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224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9587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5986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ORTOFRUTTACASTELLO.COM" xlink:type="simple">INFO@ORTOFRUTTACASTELL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5875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CESI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9634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TELEFONO E FAX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7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4886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ORENA X ORDINI MEL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35220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ILLO PERRONE PER ORD.INS RICCIA/SCAROLA /PDZ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323613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ILLO PERRONE PER ORD.INS RICCIA/SCAROLA /PDZ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illo.perrone@ortofin.it" xlink:type="simple">lillo.perrone@ortof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865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61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ICOLA BASSO ADIGE</text:p>
          </table:table-cell>
          <table:table-cell table:style-name="ce1" office:value-type="string" calcext:value-type="string">
            <text:p>TI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7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ARNAL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8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LANI E TREVENZU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A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8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BA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16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2416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 office:value-type="string" calcext:value-type="string">
            <text:p>PAOLO CAMPAN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22376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5767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71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IU' (GIUS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9484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ROS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3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01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30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GIAN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8397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VENDITORE: NAZ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29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7397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7399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67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616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2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71-820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1-812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ERMO STEFANIA AZ.AGRIC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 office:value-type="string" calcext:value-type="string">
            <text:p>NU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145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0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74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64-9336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976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900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48840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88409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BERTOLO UFF.ZIGAR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64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PER IMBALLAGGIO)</text:p>
          </table:table-cell>
          <table:table-cell table:style-name="ce1" office:value-type="string" calcext:value-type="string">
            <text:p>PARLARE CON DAVI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12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AMMINISTRATIVO)</text:p>
          </table:table-cell>
          <table:table-cell table:style-name="ce1" office:value-type="string" calcext:value-type="string">
            <text:p>PARLARE CON BUFF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495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style-name="ce1" office:value-type="string" calcext:value-type="string">
            <text:p>PARLARE CON ELISABETTA (FT.NOLEGG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13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3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6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ZIGARNI RESP. GENERA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452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427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671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0846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546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RCO DELGARGANO</text:p>
          </table:table-cell>
          <table:table-cell table:style-name="ce1" office:value-type="string" calcext:value-type="string">
            <text:p>RAGIONIERE 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756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0257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023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GAET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073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IN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598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 EST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8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SALONGO (BANCALI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843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TA GIOIOSA (RODIGO MN)</text:p>
          </table:table-cell>
          <table:table-cell table:style-name="ce1" office:value-type="string" calcext:value-type="string">
            <text:p>STORTI SE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5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02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20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RIOTT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733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SINI 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5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69840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AMMINISTRATIV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46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COMMERCIA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0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 office:value-type="string" calcext:value-type="string">
            <text:p>A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7183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19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ANDREINA</text:p>
          </table:table-cell>
          <table:table-cell table:style-name="ce1" office:value-type="string" calcext:value-type="string">
            <text:p>PER INS. I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40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TRANQUI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INELLI RU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31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ERINI S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OTELLI CARROZZERIA (CAR.VI.PE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5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073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6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947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SARES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006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TTENE STEFANO</text:p>
          </table:table-cell>
          <table:table-cell table:style-name="ce1" office:value-type="string" calcext:value-type="string">
            <text:p>PER RINGHIERA – FABB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735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DR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4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7771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96449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ECO_SICURA@ALICE.IT" xlink:type="simple">ECO_SICURA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312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(FRATELLO)</text:p>
          </table:table-cell>
          <table:table-cell table:style-name="ce1" office:value-type="string" calcext:value-type="string">
            <text:p>CELL</text:p>
          </table:table-cell>
          <table:table-cell table:style-name="ce12" office:value-type="string" calcext:value-type="string">
            <text:p>335-845756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575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UFFICIO - ??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0-99714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TTONI (POSTEGGIO VICENZA)</text:p>
          </table:table-cell>
          <table:table-cell table:style-name="ce1" office:value-type="string" calcext:value-type="string">
            <text:p>PER RICAVI MELONI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181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IGHELLA LERIS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83241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750230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295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22438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398845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02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NI (ASOLA INSALA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563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364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-247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06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6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8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251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762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 VITTORI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MAURIZIO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359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PARABOSH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092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D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23-592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5923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NTINA 2000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6640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96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93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STEL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239980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025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 office:value-type="string" calcext:value-type="string">
            <text:p>MOZZECA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301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09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26002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MOGLIE 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905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 PER INSALATA)</text:p>
          </table:table-cell>
          <table:table-cell table:style-name="ce1" office:value-type="string" calcext:value-type="string">
            <text:p>GIAMARCO (PREFISSO PER FISSI 0033 E SI TOGLIE UNO “0”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095472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NTISSIMA 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296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40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2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210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812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42403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01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523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6484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DISTRIBUTORE NOGARA AGIP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3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IKER S.R.L.</text:p>
          </table:table-cell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9723396 (-7)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 office:value-type="string" calcext:value-type="string">
            <text:p>GIOVANNI ANNUNZIATA RESP.VERO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5378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349041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349040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1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2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21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AM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1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CUPERO IMB.USATO (SUP.MARTINELLI)</text:p>
          </table:table-cell>
          <table:table-cell table:style-name="ce1" office:value-type="string" calcext:value-type="string">
            <text:p>SIMONINI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6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 office:value-type="string" calcext:value-type="string">
            <text:p>GIONATA CORZ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8915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878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45-83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2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H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14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RIO (CARROZZIE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8585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URO (FAGN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9810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ROBERTO</text:p>
          </table:table-cell>
          <table:table-cell table:style-name="ce1" office:value-type="string" calcext:value-type="string">
            <text:p>INS. GENTILE INS. LATTUG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59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5481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654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00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CARMI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4949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453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11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NIPOTE: 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3266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6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DE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0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BIS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777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3284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3117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OGISTICA@ROCCOTRASPORTI.IT" xlink:type="simple">LOGISTICA@ROCCOTRASPORT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31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4219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4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4-8574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 office:value-type="string" calcext:value-type="string">
            <text:p>TOMA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4-851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A (MONSELICE CASTELFRAN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097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GNOL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20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FIGLIO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690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9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68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3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488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1" office:value-type="string" calcext:value-type="string">
            <text:p>S.ANNA (CHIOGGIA)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677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24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AG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CRIS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06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GIO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5431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840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66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8895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3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422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9-95411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IN DINO (FAGN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 office:value-type="string" calcext:value-type="string">
            <text:p>ONOFRIO FIGLIO DI 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0489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6755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413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0-541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1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2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9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TI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0091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ATIN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968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FLA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NDOLA ANTONELLO (BUTTAPI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118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NOLA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3160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3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scarabellosnc@tiscalinet.it" xlink:type="simple">scarabellosnc@tiscalinet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HIAVO RE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144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IPIONI DANIELE</text:p>
          </table:table-cell>
          <table:table-cell table:style-name="ce1" office:value-type="string" calcext:value-type="string">
            <text:p>PRODUZIONE BIOLOG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462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OLARI FABIO (BONFERRA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4143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number-columns-repeated="2" table:style-name="ce1" office:value-type="string" calcext:value-type="string">
            <text:p>CELL</text:p>
          </table:table-cell>
          <table:table-cell table:style-name="ce7" office:value-type="string" calcext:value-type="string">
            <text:p>340-4069890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176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ROM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274216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SELECTA S.R.L.(AGENZIA)</text:p>
          </table:table-cell>
          <table:table-cell table:style-name="ce1" office:value-type="string" calcext:value-type="string">
            <text:p>RINNER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2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79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8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FIGLIO JIM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1426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PADRE DO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2185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1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24104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350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AGAZZINO BELLINGERI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4411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E S.R.L. (TREV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306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272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VANA (POST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</text:p>
          </table:table-cell>
          <table:table-cell table:style-name="ce1" office:value-type="string" calcext:value-type="string">
            <text:p>INDIANI NOG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09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97330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 – FIGLIO SINGH RANVIND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515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 (DASH MESH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8-1999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RANVIR (CONOSCE GIANELLO) (LALLY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0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582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33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PAZZAG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46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47-6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EFRUTTA (PIERO EX-MORAND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IM ALIMENTARI</text:p>
          </table:table-cell>
          <table:table-cell table:style-name="ce1" office:value-type="string" calcext:value-type="string">
            <text:p>FIN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34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MBROSINI</text:p>
          </table:table-cell>
          <table:table-cell table:style-name="ce1" office:value-type="string" calcext:value-type="string">
            <text:p>CELL</text:p>
          </table:table-cell>
          <table:table-cell table:style-name="ce12" office:value-type="string" calcext:value-type="string">
            <text:p>338-73733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GIORGIO – PER ORARI SCARICO E RITARDI V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6776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588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ONTANA – CONTROLLO QUALITA' – INVIO DDT GIORNALIER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70148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RICEVIMENTO MERCI</text:p>
          </table:table-cell>
          <table:table-cell table:style-name="ce1" office:value-type="string" calcext:value-type="string">
            <text:p>FAX</text:p>
          </table:table-cell>
          <table:table-cell table:style-name="ce12" office:value-type="string" calcext:value-type="string">
            <text:p>030-9933393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NVIO DDT GIORNALIER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P320112@SMA.IT" xlink:type="simple">DP320112@SM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FATTURA NON PAGATE DISABBIN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RICHIEDERE LORO FT SCONT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 FERR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613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ALL CENTER ROZZANO PER PAG. LUN-&gt;VEN 13.30-&gt;17.00</text:p>
          </table:table-cell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2-57584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2-57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 E RIC.MERCI – 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URRO' – ORDINI ORTOFRUTTA</text:p>
          </table:table-cell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30-70148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VA VIMERCATI</text:p>
          </table:table-cell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2-575833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ORTINERIA</text:p>
          </table:table-cell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30-99333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X CASSE IF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FRACCA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238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10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OFFICINA (FRAC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79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805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31-8545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8544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85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16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AGNA</text:p>
          </table:table-cell>
          <table:table-cell table:style-name="ce1" office:value-type="string" calcext:value-type="string">
            <text:p>ANTONIO MAREND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9-50464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46154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(LAVORA PER RENATO EXPORT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4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PER DOCUMENTI DOGANA EXPOR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8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4934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 CORRAD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GANO LUCIANO (PRODUT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36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RZI GIORGIO (VALE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650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5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0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88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510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 office:value-type="string" calcext:value-type="string">
            <text:p>SIG.VALENT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5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18 (POSTEGGIO TORINO)</text:p>
          </table:table-cell>
          <table:table-cell table:style-name="ce1" office:value-type="string" calcext:value-type="string">
            <text:p>SIGN.FAB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35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ARGA (AZ.AGR.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229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LAVO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50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254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POST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500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0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 office:value-type="string" calcext:value-type="string">
            <text:p>TITOLARE TOMASETTO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102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4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FER (OSTI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TECNICO CHE HA RISOLTO PROB.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832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PER DISDETTA UTENZA TELEFON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803308187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 – TECNICO</text:p>
          </table:table-cell>
          <table:table-cell table:style-name="ce1" office:value-type="string" calcext:value-type="string">
            <text:p>VENUTO 04/2011 PER PROB. 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840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 office:value-type="string" calcext:value-type="string">
            <text:p>TECNICO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8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008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2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317256243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317256731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862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1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 “UFFICIO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0201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08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03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7306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463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001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2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DEMET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MOGLIE DEMETRIO PER PAG: MODE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9191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OBERTO (PER FATTU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5753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UB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180898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7507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ALFONSO MAROTTA (X IMBALLAGG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0530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347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18180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8082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 IFCO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MMERCIALE@TERREEUGANEE.IT" xlink:type="simple">COMMERCIALE@TERREEUGANE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: STEFAN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8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ON VITTORIO</text:p>
          </table:table-cell>
          <table:table-cell table:style-name="ce1" office:value-type="string" calcext:value-type="string">
            <text:p>PER LAVORAZIONE GREZ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410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6335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 SO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2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 </text:p>
          </table:table-cell>
          <table:table-cell table:style-name="ce1" office:value-type="string" calcext:value-type="string">
            <text:p>COMMERCIALISTA STUDIO BELLE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25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208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 GIUSEPPE</text:p>
          </table:table-cell>
          <table:table-cell table:style-name="ce1" office:value-type="string" calcext:value-type="string">
            <text:p>COMPARE DI LUCCI GREG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6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 office:value-type="string" calcext:value-type="string">
            <text:p>RESP.ACQUISTI SIG. CAZADOR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962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66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5503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6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91357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 2014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4-74755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577554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2-4211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21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1139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78137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78136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(ALESSANDRO BARONI)</text:p>
          </table:table-cell>
          <table:table-cell table:style-name="ce1" office:value-type="string" calcext:value-type="string">
            <text:p>RAPPRESENT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72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PER GUAS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846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66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8232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37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144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49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 office:value-type="string" calcext:value-type="string">
            <text:p>S.ANNA DI CHIOGIA VENE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9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4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223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843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7301089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3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32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0-3070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4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4852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07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RRESANI ANDRE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04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1060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115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5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50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FRUI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739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P PALLE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344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6885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0422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7419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 “PERSONAL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07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SANDRO “RAGIONIER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82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259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46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3" office:value-type="string" calcext:value-type="string">
            <text:p>0425-6077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56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MAGNOLIA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154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SAN NICANDRO GARG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7505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5107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118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 office:value-type="string" calcext:value-type="string">
            <text:p>N° DATO DA PAND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86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366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7563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MA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796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33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18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89902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ZANATTACARLO.IT" xlink:type="simple">INFO@ZANATTACARL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41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049-176844938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8031807264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TRIFRUTTA.DE" xlink:type="simple">INFO@TRIFRUTTA.DE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49-176999354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6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289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228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55107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611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?? 347-60426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0442-81516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AR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701935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OGLIE: ALESSANDRA PACHE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6620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806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37787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3678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596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1071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AUG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49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0531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4-78531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85309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TEC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8218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REPERIBI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1851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4008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4008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ZZA MARIA ROSA (AZ.AGR.)</text:p>
          </table:table-cell>
          <table:table-cell table:style-name="ce1" office:value-type="string" calcext:value-type="string">
            <text:p>(VEDI MORATELLO ENRICO)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185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129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1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ULI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7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VENDITORE DE STEFANI ANTON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0800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CELLULARE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9590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123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SVETLANA KONOBEEV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73231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49751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5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49750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5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<text:a xlink:href="http://WWW.UNI-CONSULTING.EU/" xlink:type="simple">WWW.UNI-CONSULTING.EU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OPERATORE ORTOFRUTTA FABIO FRANZO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RESP.ACQUISTI ORTOF. SIG.GHELLER VITTO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560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57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307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49390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307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48714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55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81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UNICREDITO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DIEGO.BORTOLOTTO@UNICREDIT.EU" xlink:type="simple">DIEGO.BORTOLOTTO@UNICREDIT.EU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3496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DIRETTO 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FRANCESCA QUINTANINI X CONTRIBU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546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vsd-sistemi.com" xlink:type="simple">info@vsd-sistemi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05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427</text:p>
          </table:table-cell>
          <table:table-cell table:style-name="ce1" office:value-type="string" calcext:value-type="string">
            <text:p>AZ.AGR. MONTEPRANDONE (APRICENA)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43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ENTI (CORRIDONIA DI MACERATA)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474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180342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739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1-592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1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96159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valpe.imballaggi@tin.it" xlink:type="simple">valpe.imballaggi@t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6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CHINI CARLE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91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5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RI LIV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5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721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22582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 office:value-type="string" calcext:value-type="string">
            <text:p>UFFICIO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7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25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CAPO AREA: GENN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883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LUIGINO ISEL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68334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014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805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7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27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608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MATTI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00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SIG.RA TERESA (TITOLARE PER PAG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405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79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8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ONA SUD SISTEMI</text:p>
          </table:table-cell>
          <table:table-cell table:style-name="ce1" office:value-type="string" calcext:value-type="string">
            <text:p>PER PROGRAMMI 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5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L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6903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BITAZIONE FRANCESCO FURF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9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AREGGIO FRUTTA DI VANNUCCI</text:p>
          </table:table-cell>
          <table:table-cell table:style-name="ce1" office:value-type="string" calcext:value-type="string">
            <text:p>MERCATO VIAR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84-392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ALESSAND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682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2427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SA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832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CANTELE BA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31236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ZANDONA' 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4442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76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517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2456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IG.CARUS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0037757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382-34282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VINCI GIOVANNI (PUGLIE)</text:p>
          </table:table-cell>
          <table:table-cell table:style-name="ce1" office:value-type="string" calcext:value-type="string">
            <text:p>AZIENDA BRINDISI E META' 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306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VIVIANI 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29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ELIA VICENT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331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20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33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FFA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5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LERLA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474921</text:p>
          </table:table-cell>
          <table:table-cell table:style-name="ce1" office:value-type="string" calcext:value-type="string">
            <text:p>MAGAZZINO A CASAZZA (LUI è DI OSTIGLIA) COMPRA LATTUG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UR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75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293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43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35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37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34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8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GIOVANNI (PER PAGAMEN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MAURO (PER PAGAMENTI TI DICE DI PARLARE CON GIOVAN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97728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7989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97721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 office:value-type="string" calcext:value-type="string">
            <text:p>CLAUDIO TONOLI AMMINIST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58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35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1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CLEME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33419</text:p>
          </table:table-cell>
          <table:table-cell table:style-name="ce1" table:number-columns-repeated="7"/>
          <table:table-cell table:style-name="ce14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6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ABITAZIONE GIO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2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94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 office:value-type="string" calcext:value-type="string">
            <text:p>UFFICIO: PIE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5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0549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5052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9-9903738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9-598322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ASTRONOMICA FRESSCOTT SRL</text:p>
          </table:table-cell>
          <table:table-cell table:style-name="ce1" office:value-type="string" calcext:value-type="string">
            <text:p>ZOIA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10777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FRESSCOT@ALICE.IT" xlink:type="simple">FRESSCOT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MARCO TAGLIAFERRI (COMPRA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497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7-923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LIVER DI SIGNORINI LUCIANO (MACCHINE AGRICOLE)</text:p>
          </table:table-cell>
          <table:table-cell table:style-name="ce1" office:value-type="string" calcext:value-type="string">
            <text:p>LUC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1842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OSC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621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CONSALTER 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0190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2-150000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BT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3-37061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BTR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4699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CRISTOFOLI TOMA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5057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DADD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8355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FILIPPI X FOGNATUURE (DETTO: GIGI MER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76481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IRONDA (ECO SANITAS)</text:p>
          </table:table-cell>
          <table:table-cell table:style-name="ce1" office:value-type="string" calcext:value-type="string">
            <text:p>PER RIFIUTI CONTENITORI FITOFARMAC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0554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IRONDA (ECO SANITAS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44077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MANTOVANELLI MARIO ATTREZZI AGRICOLI</text:p>
          </table:table-cell>
          <table:table-cell table:style-name="ce1" office:value-type="string" calcext:value-type="string">
            <text:p>ISAC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584991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RUTTICOLA CAPASS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739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RUTTICOLA CAPASS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21-491028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RUTTICOLA CAPASSO SRL</text:p>
          </table:table-cell>
          <table:table-cell table:style-name="ce1" office:value-type="string" calcext:value-type="string">
            <text:p>TITOLARE: 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21557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ORTOFRUTTICOLA CAPASS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.ortocapasso@virgilio.it" xlink:type="simple">info.ortocapasso@virgili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ORTOFRUTTICOLA CAPASSO SRL</text:p>
          </table:table-cell>
          <table:table-cell table:style-name="ce1"/>
          <table:table-cell table:style-name="ce1" office:value-type="string" calcext:value-type="string">
            <text:p>MAIL PEC</text:p>
          </table:table-cell>
          <table:table-cell table:style-name="ce7" office:value-type="string" calcext:value-type="string">
            <text:p><text:a xlink:href="mailto:ortocapasso@pec.it" xlink:type="simple">ortocapasso@pec.it</text:a>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1-06408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FRUMA SRL (BOL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71-06408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HELMUT (PER ORDIN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1-06409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GIUSEPPE (PER ORDIN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1-06409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SEDE LEGA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38420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SEDE LEGAL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47-63153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AUZIO 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3627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312077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47-312077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nemafrut.mercato@alice.it" xlink:type="simple">nemafrut.mercato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AURIZIO VENDITORE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urizio.mantegoli@tin.it" xlink:type="simple">maurizio.mantegoli@t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SEDE LEGALE</text:p>
          </table:table-cell>
          <table:table-cell table:style-name="ce1" office:value-type="string" calcext:value-type="string">
            <text:p>PEC</text:p>
          </table:table-cell>
          <table:table-cell table:style-name="ce7" office:value-type="string" calcext:value-type="string">
            <text:p><text:a xlink:href="mailto:nemafrutsrl@pec.it" xlink:type="simple">nemafrutsrl@pec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 table:number-rows-repeated="30169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 table:number-rows-repeated="101661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6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6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2:.$D$1128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1:Foglio1.AMJ1048576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number-style style:name="N110">
      <number:scientific-number number:decimal-places="1" number:min-integer-digits="1" number:min-exponent-digits="1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text> € </number:text>
      <number:number number:decimal-places="0" number:min-integer-digits="1" number:grouping="true"/>
      <number:text> </number:text>
    </number:number-style>
    <number:number-style style:name="N118P1" style:volatile="true">
      <number:text>-€ </number:text>
      <number:number number:decimal-places="0" number:min-integer-digits="1" number:grouping="true"/>
      <number:text> </number:text>
    </number:number-style>
    <number:number-style style:name="N118P2" style:volatile="true">
      <number:text> €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€ </number:text>
      <number:number number:decimal-places="2" number:min-integer-digits="1" number:grouping="true"/>
      <number:text> </number:text>
    </number:number-style>
    <number:number-style style:name="N126P1" style:volatile="true">
      <number:text>-€ </number:text>
      <number:number number:decimal-places="2" number:min-integer-digits="1" number:grouping="true"/>
      <number:text> </number:text>
    </number:number-style>
    <number:number-style style:name="N126P2" style:volatile="true">
      <number:text> €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L. </number:text>
      <number:number number:decimal-places="0" number:min-integer-digits="1" number:grouping="true"/>
    </number:number-style>
    <number:number-style style:name="N132">
      <number:text>-L. 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L. </number:text>
      <number:number number:decimal-places="2" number:min-integer-digits="1" number:grouping="true"/>
    </number:number-style>
    <number:number-style style:name="N134">
      <number:text>-L. 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text> L. </number:text>
      <number:number number:decimal-places="0" number:min-integer-digits="1" number:grouping="true"/>
      <number:text> </number:text>
    </number:number-style>
    <number:number-style style:name="N138P1" style:volatile="true">
      <number:text>-L. </number:text>
      <number:number number:decimal-places="0" number:min-integer-digits="1" number:grouping="true"/>
      <number:text> </number:text>
    </number:number-style>
    <number:number-style style:name="N138P2" style:volatile="true">
      <number:text> L.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L. </number:text>
      <number:number number:decimal-places="2" number:min-integer-digits="1" number:grouping="true"/>
      <number:text> </number:text>
    </number:number-style>
    <number:number-style style:name="N142P1" style:volatile="true">
      <number:text>-L. </number:text>
      <number:number number:decimal-places="2" number:min-integer-digits="1" number:grouping="true"/>
      <number:text> </number:text>
    </number:number-style>
    <number:number-style style:name="N142P2" style:volatile="true">
      <number:text> L.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Sì</number:text>
    </number:number-style>
    <number:number-style style:name="N144P1" style:volatile="true">
      <number:text>Sì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Vero</number:text>
    </number:number-style>
    <number:number-style style:name="N146P1" style:volatile="true">
      <number:text>Ve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ttivo</number:text>
    </number:number-style>
    <number:number-style style:name="N148P1" style:volatile="true">
      <number:text>Attivo</number:text>
    </number:number-style>
    <number:number-style style:name="N148">
      <number:text>Disattivo</number:text>
      <style:map style:condition="value()&gt;0" style:apply-style-name="N148P0"/>
      <style:map style:condition="value()&lt;0" style:apply-style-name="N148P1"/>
    </number:number-style>
    <number:date-style style:name="N10110" number:language="ja" number:country="JP">
      <number:day/>
      <number:text>/</number:text>
      <number:month/>
      <number:text>/</number:text>
      <number:year/>
    </number:date-style>
    <number:date-style style:name="N1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3" number:language="ja" number:country="JP">
      <number:month/>
      <number:text>月</number:text>
      <number:day/>
      <number:text>日</number:text>
    </number:date-style>
    <number:date-style style:name="N1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1cm" fo:margin-right="1cm" fo:background-color="transparent" style:print-page-order="ttb" style:first-page-number="continue" style:scale-to="84%" style:writing-mode="lr-tb" style:print="charts drawings grid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 style:data-style-name="N2" text:time-value="08:09:59.531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1$Windows_x86 LibreOffice_project/67f5430184326974072b65403ef1d9d934fc4481</meta:generator>
    <meta:creation-date>2006-08-22T11:19:42</meta:creation-date>
    <dc:date>2014-10-21T08:15:22.609000000</dc:date>
    <meta:editing-cycles>157</meta:editing-cycles>
    <meta:editing-duration>P1DT7H10M43S</meta:editing-duration>
    <meta:print-date>2011-04-05T12:02:08.39</meta:print-date>
    <meta:document-statistic meta:table-count="3" meta:cell-count="6499" meta:object-count="0"/>
    <meta:user-defined meta:name="Info 1"/>
    <meta:user-defined meta:name="Info 2"/>
    <meta:user-defined meta:name="Info 3"/>
    <meta:user-defined meta:name="Info 4"/>
  </office:meta>
</office:document-meta>
</file>